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E7000001889E428F143068A73D.png" manifest:media-type="image/png"/>
  <manifest:file-entry manifest:full-path="Pictures/100002010000024E000001AF1CE576F69E493170.png" manifest:media-type="image/png"/>
  <manifest:file-entry manifest:full-path="Pictures/100002010000022C000001270578A45CBFF2B2D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78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11.035cm" svg:x="1.252cm" svg:y="1.313cm">
          <draw:text-box>
            <text:p text:style-name="P1"><text:span text:style-name="T1">Graph theory basic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2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5.199cm" svg:height="3.782cm" svg:x="1.4cm" svg:y="0.028cm" presentation:class="title">
          <draw:text-box>
            <text:p>The seven bridges of Königsberg</text:p>
          </draw:text-box>
        </draw:frame>
        <draw:frame draw:style-name="gr5" draw:text-style-name="P8" draw:layer="layout" svg:width="17.376cm" svg:height="0.849cm" svg:x="5.484cm" svg:y="12.954cm">
          <draw:text-box>
            <text:p><text:a xlink:href="http://networksciencebook.com/images/ch-02/video-2-1.m4v" xlink:type="simple">http://networksciencebook.com/images/ch-02/video-2-1.m4v</text:a><text:s/></text:p>
          </draw:text-box>
        </draw:frame>
        <draw:frame draw:style-name="gr6" draw:text-style-name="P3" draw:layer="layout" svg:width="14.71cm" svg:height="7.804cm" svg:x="7.366cm" svg:y="4.064cm">
          <draw:image xlink:href="Pictures/100002010000022C000001270578A45CBFF2B2D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782cm" svg:x="1.4cm" svg:y="0.028cm" presentation:class="title" presentation:user-transformed="true">
          <draw:text-box>
            <text:p>Can one walk across the 7 bridges w/o crossing the same path twice?</text:p>
          </draw:text-box>
        </draw:frame>
        <draw:frame presentation:style-name="pr4" draw:layer="layout" svg:width="12.121cm" svg:height="7.831cm" svg:x="14.478cm" svg:y="5.588cm" presentation:class="outline" presentation:user-transformed="true">
          <draw:text-box>
            <text:p>No</text:p>
            <text:p>(proven by Euler, 1735)</text:p>
            <text:p/>
          </draw:text-box>
        </draw:frame>
        <draw:frame draw:style-name="gr6" draw:text-style-name="P3" draw:layer="layout" svg:width="12.884cm" svg:height="10.371cm" svg:x="1.086cm" svg:y="4.572cm">
          <draw:image xlink:href="Pictures/10000201000001E7000001889E428F143068A73D.png" xlink:type="simple" xlink:show="embed" xlink:actuate="onLoad">
            <text:p/>
          </draw:image>
        </draw:frame>
        <draw:frame draw:style-name="gr7" draw:text-style-name="P8" draw:layer="layout" svg:width="18.542cm" svg:height="3.236cm" svg:x="8.89cm" svg:y="12.508cm">
          <draw:text-box>
            <text:p>A graph has an Eulerian circuit iff the graph is connected and all nodes have even degree</text:p>
            <text:p>A graph has en Eulerian path iff the graph is connected and all nodes have even degree, or only 2 nodes have odd degree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16T15:31:12.138334549</dc:date>
    <dc:creator>Carlos Castillo</dc:creator>
    <meta:editing-duration>PT50M46S</meta:editing-duration>
    <meta:editing-cycles>8</meta:editing-cycles>
    <meta:generator>LibreOffice/6.0.3.2$Linux_X86_64 LibreOffice_project/00m0$Build-2</meta:generator>
    <meta:document-statistic meta:object-count="53"/>
  </office:meta>
</office:document-meta>
</file>

<file path=Object 1/content.xml><?xml version="1.0" encoding="utf-8"?>
<math xmlns="http://www.w3.org/1998/Math/MathML" display="block"/>
</file>